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style>
    <style:style style:name="P2" style:parent-style-name="Titre2" style:family="paragraph">
      <style:text-properties fo:font-size="18pt" style:font-size-asian="18pt" style:font-size-complex="18pt"/>
    </style:style>
    <style:style style:name="P3" style:parent-style-name="Titre2" style:list-style-name="LFO1" style:family="paragraph"/>
    <style:style style:name="P4" style:parent-style-name="Titre2" style:list-style-name="LFO1" style:family="paragraph"/>
    <style:style style:name="P5" style:parent-style-name="Titre2" style:list-style-name="LFO1" style:family="paragraph"/>
    <style:style style:name="P6" style:parent-style-name="Titre2" style:list-style-name="LFO1" style:family="paragraph"/>
    <style:style style:name="P7" style:parent-style-name="Titre2" style:list-style-name="LFO1" style:family="paragraph"/>
    <style:style style:name="P8" style:parent-style-name="Titre3" style:list-style-name="LFO2" style:family="paragraph"/>
    <style:style style:name="P9" style:parent-style-name="Titre3" style:list-style-name="LFO2" style:family="paragraph"/>
    <style:style style:name="T10" style:parent-style-name="Policepardéfaut" style:family="text">
      <style:text-properties style:font-name="Arial" style:font-name-complex="Arial"/>
    </style:style>
    <style:style style:name="T11" style:parent-style-name="Policepardéfaut" style:family="text">
      <style:text-properties style:font-name-complex="Aptos"/>
    </style:style>
    <style:style style:name="P12" style:parent-style-name="Titre3" style:list-style-name="LFO3" style:family="paragraph"/>
    <style:style style:name="P13" style:parent-style-name="Titre3" style:list-style-name="LFO3" style:family="paragraph"/>
    <style:style style:name="P14" style:parent-style-name="Titre3" style:list-style-name="LFO3" style:family="paragraph"/>
    <style:style style:name="T15" style:parent-style-name="Policepardéfaut" style:family="text">
      <style:text-properties style:text-line-through-style="solid" style:text-line-through-width="auto" style:text-line-through-color="font-color" style:text-line-through-mode="continuous" style:text-line-through-type="single"/>
    </style:style>
    <style:style style:name="T16" style:parent-style-name="Policepardéfaut" style:family="text">
      <style:text-properties style:text-line-through-style="solid" style:text-line-through-width="auto" style:text-line-through-color="font-color" style:text-line-through-mode="continuous" style:text-line-through-type="single"/>
    </style:style>
  </office:automatic-styles>
  <office:body>
    <office:text text:use-soft-page-breaks="true">
      <text:h text:style-name="P1" text:outline-level="1">Poste de Concepteur Développeur d’Applications</text:h>
      <text:h text:style-name="Titre2" text:outline-level="2"/>
      <text:h text:style-name="P2" text:outline-level="2">Plan :</text:h>
      <text:list text:style-name="LFO1" text:continue-numbering="true">
        <text:list-item>
          <text:p text:style-name="P3">La définition du métier, ses objectifs</text:p>
        </text:list-item>
      </text:list>
      <text:list text:style-name="LFO1" text:continue-numbering="true">
        <text:list-item>
          <text:p text:style-name="P4">L’état du marché</text:p>
        </text:list-item>
      </text:list>
      <text:list text:style-name="LFO1" text:continue-numbering="true">
        <text:list-item>
          <text:p text:style-name="P5">Le profil recherché pour le métier</text:p>
        </text:list-item>
      </text:list>
      <text:list text:style-name="LFO1" text:continue-numbering="true">
        <text:list-item>
          <text:p text:style-name="P6">En quoi ce métier me correspond</text:p>
        </text:list-item>
      </text:list>
      <text:list text:style-name="LFO1" text:continue-numbering="true">
        <text:list-item>
          <text:p text:style-name="P7">Ma vision d’un emploi idéal<text:line-break/></text:p>
        </text:list-item>
      </text:list>
      <text:list text:style-name="LFO2" text:continue-numbering="true">
        <text:list-item>
          <text:p text:style-name="P8">Définition du métier, ses objectifs<text:line-break/></text:p>
        </text:list-item>
      </text:list>
      <text:p text:style-name="Normal">Le concepteur développeur d’applications est un métier de certification niveau 6, dont l’objectif consiste à concevoir et développer un projet informatique tel qu’un site, une interface web ou une application mobile.</text:p>
      <text:p text:style-name="Normal">Sa fonction commence par ses interactions avec les clients, dont il retient et analyse un cahier des charges, et passe par la conception des fonctionnalités et les évolutions potentielles du projet tout en respectant les règlementations de sécurité et d’accessibilité.<text:s/></text:p>
      <text:p text:style-name="Normal">Il structure l’architecture de celui-ci et conçoit des accès au système de base de données associé, tout en rédigeant en parallèle une documentation pointue sur les bons usages par les utilisateurs et prestataires en coopération.</text:p>
      <text:p text:style-name="Normal">Il intervient à la fois sur les phases de développement et de test, le déploiement du projet et sa maintenance après délivrance de ce dernier auprès du client.</text:p>
      <text:p text:style-name="Normal">Il peut à la fois travailler pour de petits projets en totale autonomie, et pour d’autres de moyennes et grande taille en équipe avec un chef de projet, une équipe de développement, des experts en sécurité réseau et en gestion de base de données.<text:s/></text:p>
      <text:p text:style-name="Normal">Il peut donc s’associer soit à des Entreprises de Service Numériques qui lui attribuent diverses missions ou directement à des entreprises utilisatrices spécialisées.</text:p>
      <text:p text:style-name="Normal"/>
      <text:list text:style-name="LFO2" text:continue-numbering="true">
        <text:list-item>
          <text:p text:style-name="P9">L’état du marché</text:p>
        </text:list-item>
      </text:list>
      <text:p text:style-name="Normal"/>
      <text:p text:style-name="Normal">D’après Indeed,<text:s/><text:a xlink:href="https://fr.indeed.com/conseils-carrieres/trouver-un-emploi/comment-devenir-developpeur-concepteur-application" office:target-frame-name="_top" xlink:show="replace"><text:span text:style-name="Lienhypertexte">selon un article dernièrement mis à jour le 25 mars 2025</text:span></text:a>, le métier est en demande croissante par les besoins des entreprises de mettre en avant une vitrine web qui constitue leur accès le plus populaire à la clientèle.</text:p>
      <text:p text:style-name="Normal">Ainsi, selon l’expérience des individus concernés, le site reporte un salaire moyen de 41<text:span text:style-name="T10"> </text:span>315<text:span text:style-name="T11"> €</text:span><text:s/>par an.</text:p>
      <text:p text:style-name="Normal">A l’application de quelques filtres sur hellowork (CDI, CDD, Intérim ; cabinets de recrutement, entreprises, ESN ; depuis 1 mois ; salaire mini 30 000€), on dénombre un total de 2605 offres en sur le territoire.<text:line-break/></text:p>
      <text:list text:style-name="LFO3" text:continue-numbering="true">
        <text:list-item>
          <text:p text:style-name="P12">Le profil recherché<text:line-break/></text:p>
        </text:list-item>
      </text:list>
      <text:p text:style-name="Normal">Pour ce métier, il est recommandé donc de disposer d’un diplôme BAC+3 conforme à la fiche REAC associée.</text:p>
      <text:p text:style-name="Normal">Il est nécessaire de savoir :<text:line-break/>- installer et configurer son environnement de travail en fonction du projet<text:line-break/>- concevoir et développer une application web<text:line-break/>- contribuer à la gestion du projet informatique<text:line-break/>- mettre en place une base de données avec des accès SQL / NoSQL<text:line-break/>- organiser et assister les tests d’une application<text:line-break/>- entretenir une documentation du projet<text:line-break/><text:line-break/>Le concepteur d’application doit être autonome, organisé et curieux des dernières technologies tant en termes d’optimisations logicielles que de normes de sécurité.</text:p>
      <text:p text:style-name="Normal"/>
      <text:list text:style-name="LFO3" text:continue-numbering="true">
        <text:list-item>
          <text:p text:style-name="P13">En quoi ce métier me correspond</text:p>
        </text:list-item>
      </text:list>
      <text:p text:style-name="Normal"/>
      <text:p text:style-name="Normal">Ayant un attrait naturel pour l’informatique et l’écoute, j’avais un intérêt initial pour le métier d’UX designer du fait de son interactivité avec le client et l’équipe de développement.</text:p>
      <text:p text:style-name="Normal">Cependant, pour des raisons de sécurité de l’emploi fluctuante chez ce dernier, je m’intéresse au Concepteur Designer d’Application qui dispose d’une assise et d’une demande bien plus solide sur le marché du travail, tout en conservant la proximité avec les clients et les équipes de développement que je recherchais initialement.</text:p>
      <text:p text:style-name="Normal"/>
      <text:p text:style-name="Normal">Je souhaite enfin disposer de possibilités d’évolution vers le parcours d’ingénieur en fonction de mes capacités et de mes expériences professionnelles<text:s/>à la suite de la formation CDA. Afin de m’inscrire au plus près<text:s/>de la réalité<text:s/>du monde du travail, je serai<text:s/>à la recherche de ce parcours prioritairement en alternance.</text:p>
      <text:p text:style-name="Normal"/>
      <text:list text:style-name="LFO3" text:continue-numbering="true">
        <text:list-item>
          <text:p text:style-name="P14">Ma vision de l’emploi idéal</text:p>
        </text:list-item>
      </text:list>
      <text:p text:style-name="Normal"/>
      <text:p text:style-name="Normal">Avide de découverte dans les possibilités du métier, je pense d’abord m’orienter vers une ESN pour disposer d’une grande variété de missions afin de développer ma polyvalence.<text:line-break/><text:line-break/>J’apprécierais fortement la possibilité de télétravail occasionnellement et d’horaires 9h-19h avec une heure de pause le midi, 4 jours/semaine dans l’idéal.<text:line-break/><text:line-break/>Je n’ai pas de préférence particulière en termes de missions tant que celles-ci soient éthiques et, à défaut d’être écologique, au minimum pas directement néfaste à l’environnement (<text:span text:style-name="T15">entreprises<text:s/></text:span><text:span text:style-name="T16">pétrolières</text:span><text:s/>par<text:s/>exem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AMIS Benjamin</meta:initial-creator>
    <dc:creator>BERAMIS Benjamin</dc:creator>
    <meta:creation-date>2025-12-11T11:05:00Z</meta:creation-date>
    <dc:date>2025-12-11T11:05:00Z</dc:date>
    <meta:template xlink:href="Normal.dotm" xlink:type="simple"/>
    <meta:editing-cycles>3</meta:editing-cycles>
    <meta:editing-duration>PT0S</meta:editing-duration>
    <meta:document-statistic meta:page-count="1" meta:paragraph-count="8" meta:word-count="668" meta:character-count="4337" meta:row-count="30" meta:non-whitespace-character-count="3677"/>
  </office:meta>
</office:document-meta>
</file>